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5" style:family="paragraph" style:parent-style-name="Standard">
      <style:paragraph-properties fo:text-align="start"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style:font-name-asian="Monospace" style:font-size-asian="10pt" style:font-name-complex="Monospace" style:font-size-complex="10pt"/>
    </style:style>
    <style:style style:name="P1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Monospace" fo:font-size="10pt" fo:font-weight="normal" style:font-name-asian="Monospace" style:font-size-asian="10pt" style:font-weight-asian="normal" style:font-name-complex="Monospace" style:font-size-complex="10pt" style:font-weight-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bold" style:font-name-asian="Monospace" style:font-size-asian="12pt" style:font-weight-asian="bold" style:font-name-complex="Monospace" style:font-size-complex="12pt" style:font-weight-complex="bold"/>
    </style:style>
    <style:style style:name="P1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autospace="none"/>
      <style:text-properties fo:font-weight="normal" style:font-weight-asian="normal" style:font-weight-complex="normal"/>
    </style:style>
    <style:style style:name="P16" style:family="paragraph" style:parent-style-name="Text_20_body">
      <style:text-properties fo:font-style="italic" style:font-style-asian="italic" style:font-style-complex="italic"/>
    </style:style>
    <style:style style:name="P17" style:family="paragraph" style:parent-style-name="Standard" style:list-style-name="L1">
      <style:paragraph-properties fo:text-align="start" style:justify-single-word="false"/>
      <style:text-properties fo:font-weight="normal" style:font-weight-asian="normal" style:font-weight-complex="normal"/>
    </style:style>
    <style:style style:name="P18" style:family="paragraph" style:parent-style-name="Standard">
      <style:paragraph-properties fo:text-align="start" style:justify-single-word="false"/>
    </style:style>
    <style:style style:name="P19" style:family="paragraph" style:parent-style-name="Standard" style:list-style-name="L2">
      <style:paragraph-properties fo:text-align="start" style:justify-single-word="false"/>
    </style:style>
    <style:style style:name="P20" style:family="paragraph" style:parent-style-name="Standard" style:list-style-name="L10">
      <style:paragraph-properties fo:text-align="start" style:justify-single-word="false"/>
    </style:style>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5">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list-style-name="L10">
      <style:paragraph-properties fo:text-align="start" style:justify-single-word="false"/>
      <style:text-properties fo:font-weight="bold" style:font-weight-asian="bold" style:font-weight-complex="bold"/>
    </style:style>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7">
      <style:text-properties style:use-window-font-color="true" fo:background-color="#ffff00"/>
    </style:style>
    <style:style style:name="P30" style:family="paragraph" style:parent-style-name="Standard" style:list-style-name="L8"/>
    <style:style style:name="P31" style:family="paragraph" style:parent-style-name="Standard" style:list-style-name="L8">
      <style:text-properties fo:color="#d0d0d0" style:font-name="Monospace1" fo:font-size="10pt" style:font-name-asian="Monospace1" style:font-size-asian="10pt" style:font-name-complex="Monospace1" style:font-size-complex="10pt"/>
    </style:style>
    <style:style style:name="P32" style:family="paragraph" style:parent-style-name="Standard" style:list-style-name="L9"/>
    <style:style style:name="P33" style:family="paragraph" style:parent-style-name="Preformatted_20_Text" style:list-style-name="L10">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color="#d0d0d0" style:font-name="Monospace1" fo:font-size="10pt" style:font-name-asian="Monospace1" style:font-size-asian="10pt" style:font-name-complex="Monospace1" style:font-size-complex="10pt"/>
    </style:style>
    <style:style style:name="T3" style:family="text">
      <style:text-properties fo:color="#ffee80" style:font-name="Monospace1" fo:font-size="10pt" fo:font-weight="bold" style:font-name-asian="Monospace1" style:font-size-asian="10pt" style:font-weight-asian="bold" style:font-name-complex="Monospace1" style:font-size-complex="10pt" style:font-weight-complex="bold"/>
    </style:style>
    <style:style style:name="T4" style:family="text">
      <style:text-properties style:font-name="Monospace1" fo:font-size="10pt" style:font-name-asian="Monospace1" style:font-size-asian="10pt" style:font-name-complex="Monospace1" style:font-size-complex="10pt"/>
    </style:style>
    <style:style style:name="T5" style:family="text">
      <style:text-properties fo:color="#bed6ff" style:font-name="Monospace1" fo:font-size="10pt" fo:font-weight="bold" style:font-name-asian="Monospace1" style:font-size-asian="10pt" style:font-weight-asian="bold" style:font-name-complex="Monospace1" style:font-size-complex="10pt" style:font-weight-complex="bold"/>
    </style:style>
    <style:style style:name="T6" style:family="text">
      <style:text-properties fo:color="#d8d8d8" style:font-name="Monospace1" fo:font-size="10pt" style:font-name-asian="Monospace1" style:font-size-asian="10pt" style:font-name-complex="Monospace1" style:font-size-complex="10pt"/>
    </style:style>
    <style:style style:name="T7" style:family="text">
      <style:text-properties fo:color="#ff9d00" style:font-name="Monospace1" fo:font-size="10pt" style:font-name-asian="Monospace1" style:font-size-asian="10pt" style:font-name-complex="Monospace1" style:font-size-complex="10pt"/>
    </style:style>
    <style:style style:name="T8" style:family="text">
      <style:text-properties fo:color="#79abff" style:font-name="Monospace1" fo:font-size="10pt" style:font-name-asian="Monospace1" style:font-size-asian="10pt" style:font-name-complex="Monospace1" style:font-size-complex="10pt"/>
    </style:style>
    <style:style style:name="T9" style:family="text">
      <style:text-properties style:use-window-font-color="true"/>
    </style:style>
    <style:style style:name="T10" style:family="text">
      <style:text-properties style:use-window-font-color="true" style:font-name="Monospace" fo:font-size="10pt" style:font-name-asian="Monospace" style:font-size-asian="10pt" style:font-name-complex="Monospace" style:font-size-complex="10pt"/>
    </style:style>
    <style:style style:name="T11" style:family="text">
      <style:text-properties style:use-window-font-color="true" style:font-name="Times New Roman" fo:font-size="12pt" style:font-name-asian="Monospace" style:font-size-asian="12pt" style:font-name-complex="Monospace" style:font-size-complex="12pt"/>
    </style:style>
    <style:style style:name="T12" style:family="text">
      <style:text-properties fo:background-color="#ffff00"/>
    </style:style>
    <style:style style:name="T13" style:family="text">
      <style:text-properties fo:font-weight="normal" style:font-weight-asian="normal" style:font-weight-complex="normal"/>
    </style:style>
    <style:style style:name="T14" style:family="text">
      <style:text-properties fo:color="#c38705"/>
    </style:style>
    <style:style style:name="T15" style:family="text">
      <style:text-properties fo:color="#c38705" style:font-name="Monospace" fo:font-size="10pt" style:font-name-asian="Monospace" style:font-size-asian="10pt" style:font-name-complex="Monospace" style:font-size-complex="10pt"/>
    </style:style>
    <style:style style:name="T16" style:family="text">
      <style:text-properties fo:color="#999999"/>
    </style:style>
    <style:style style:name="T17" style:family="text">
      <style:text-properties fo:color="#f7c527"/>
    </style:style>
    <style:style style:name="T18" style:family="text">
      <style:text-properties fo:color="#f7c527" style:font-name="Monospace" fo:font-size="10pt" style:font-name-asian="Monospace" style:font-size-asian="10pt" style:font-name-complex="Monospace"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WW_5f_CharLFO4LVL1" text:bullet-char="-">
        <style:list-level-properties text:space-before="0.25in" text:min-label-width="0.25in"/>
        <style:text-properties style:font-name="Times New Roman"/>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sis Log</text:p>
      <text:p text:style-name="P3"/>
      <text:p text:style-name="P5">5/18/13</text:p>
      <text:p text:style-name="P5">I'm &gt;50 pages into the Literature Review now and, for the summer I have been working on an Image Processing/Visual Odometry project. After working on the Literature Review for several months I am taking a step back and working on designing the software. Currently looking back into possibly training Tesseract to work on math equations from the InftyReader database (<text:a xlink:type="simple" xlink:href="http://www.inftyproject.org/en/database.html">http://www.inftyproject.org/en/database.html</text:a>). The database I am using is the English part of the second one. I'm wondering how feasible it might be to parse the massive CSV file in order to train Tesseract and how difficult this may be. Once this is decided I will focus primarily on designing the software and reading artcles relavent to that. So far I've been doing a lot of background research. </text:p>
      <text:p text:style-name="P5"/>
      <text:p text:style-name="P5">Some notes on Infty Database:<text:span text:style-name="T1"> there are no tables, matrices, and figures!!!</text:span></text:p>
      <text:p text:style-name="P5"/>
      <text:p text:style-name="P5">Here is an example of an entry from the Infty database:</text:p>
      <text:p text:style-name="P5">14951,0,1,"Blackboard Bold","0843","C","math",1,0,0,"normal",54,62,-1,"TOP","00_001.png",0,1571,53,1632,28000017,"&lt;mi mathvariant=""double-struck""&gt;C&lt;/mi&gt;","$\mathbb{C}$","&lt;mblock&gt;&lt;munit style=""Bbb""&gt;C&lt;/munit&gt;&lt;/mblock&gt;",0,1571,53,1632,0</text:p>
      <text:p text:style-name="P5"/>
      <text:p text:style-name="P5">and here is a list of the attributes in order from left to right in the CSV file:</text:p>
      <text:p text:style-name="P5"/>
      <text:p text:style-name="P5">(1) CharID (ID number of each character) 14951</text:p>
      <text:p text:style-name="P5">(2) JornalID (ID number of the article) <text:s/>0</text:p>
      <text:p text:style-name="P5">(3) SheetID (Page number) <text:s/>1</text:p>
      <text:p text:style-name="P5">(4) Type (Type name (see Table 1)) "Blackboard Bold"</text:p>
      <text:p text:style-name="P5">(5) Code (Category code (OCR code)) "0843"</text:p>
      <text:p text:style-name="P5">(6) Entity (Category name) "C"</text:p>
      <text:p text:style-name="P5">(7) Region (Distinction of text/math area) "math"</text:p>
      <text:p text:style-name="P5">(8) Baseline (Distinction of baseline/subscript) <text:s/>1</text:p>
      <text:p text:style-name="P5">(9) ItalicFlag (Italic flag) <text:s/>0</text:p>
      <text:p text:style-name="P5">(10) BoldFlag (Bold flag) <text:s/>0</text:p>
      <text:p text:style-name="P5">(11) Quality (Normal/touched/separate/touch and sep) "normal"</text:p>
      <text:p text:style-name="P5">(12) Width (Width of the character) <text:s/>54</text:p>
      <text:p text:style-name="P5">(13) Height (Height of the character) <text:s/>62</text:p>
      <text:p text:style-name="P5">(14) ParentCharID (ID of the parent character) -1</text:p>
      <text:p text:style-name="P5">(15) Link (Type of link, which represents the positional relation to the parent character) "TOP"</text:p>
      <text:p text:style-name="P5">(16) ImageName (Path (folder name + file name) to the image file including the character) "00_001.png"</text:p>
      <text:p text:style-name="P5">(17)(18)(19)(20) Rect (Coordinates of the character in the image file (left,top,right,bottom)) <text:s text:c="2"/>0,1571,53,1632</text:p>
      <text:p text:style-name="P5">(21) WordID (ID number of the word/formula including the character) <text:s/>28000017</text:p>
      <text:p text:style-name="P5">(22) WordMathML (MathML string) "&lt;mi mathvariant=""double-struck""&gt;C&lt;/mi&gt;"</text:p>
      <text:p text:style-name="P5">(23) WordTeX (LaTeX string) "$\mathbb{C}$"</text:p>
      <text:p text:style-name="P5">(24) WordIML (IML string) "&lt;mblock&gt;&lt;munit style=""Bbb""&gt;C&lt;/munit&gt;&lt;/mblock&gt;"</text:p>
      <text:p text:style-name="P5">(25)(26)(27)(28) WordRect (Coordinates of the word/formula in the image file (left,top,right,bottom)) <text:s/>0,1571,53,1632</text:p>
      <text:p text:style-name="P5">(29) SyllableAfter (Flag of word continued from the previous line by hyphenation) 0</text:p>
      <text:p text:style-name="P5"/>
      <text:p text:style-name="P5"><text:soft-page-break/></text:p>
      <text:p text:style-name="P2">Tesseract Training Notes:</text:p>
      <text:list xml:id="list1053524836" text:style-name="L10">
        <text:list-item>
          <text:p text:style-name="P20">Only one font type for training image. A training image must be in .tif format, and contains characters/words/formulas in a single font. Can have more than one per font, just make sure that different fonts are in different tif files and you keep track.</text:p>
        </text:list-item>
        <text:list-item>
          <text:p text:style-name="P20">Each training image (.tif) needs a box file. Box file consists of the bounding box information for each character in the image (one character per line). To create the initial box file for the training image, run the following command:</text:p>
          <text:list>
            <text:list-item>
              <text:p text:style-name="P33">tesseract [lang].[fontname].exp[num].tif [lang].[fontname].exp[num] batch.nochop makebox</text:p>
              <text:p text:style-name="P20">eg. -&gt; tesseract eng.timesitalic.exp0.tif eng.timesitalic.exp0 batch.nochop makebox</text:p>
            </text:list-item>
            <text:list-item>
              <text:p text:style-name="P20">(it really doesn't matter what language tesseract is expecting here.. the point is to just tell it what the boxes are (just for now, try specifying that its math as clearly as possible bc the name of the box file will reflect the input parameters.</text:p>
            </text:list-item>
          </text:list>
        </text:list-item>
        <text:list-item>
          <text:p text:style-name="P20">Need to put the utf-8 represenation of the character that should correspond with the box at the start of each line (in place of the wrong ones that were generated). </text:p>
        </text:list-item>
        <text:list-item>
          <text:p text:style-name="P26">Would probably best to skip generating the box files with tesseract and just write my own program to generate them (tesseract will likely just screw things up.. and I already have the groundtruth so don't need its input at this stage!!!!!!!!!</text:p>
        </text:list-item>
        <text:list-item>
          <text:p text:style-name="P26"><text:span text:style-name="T13">Actually when I look further into the Infty Database, I find that they don't give the utf-8 codes for the characters!! Worse-yet, they don't even have a consistent labeling method for individual characters. The “entity” field gives their own description of the character name, but this really isn't helpful to me as I need something concrete that can be converted to utf-8... This is the bottleneck and sadly means that this whole venture will be fruitless. Best to find out sooner rather than later. Time to move on (I was worried about wasting a day on this.. and it appears I have done just that unfortunately)...</text:span></text:p>
          <text:list>
            <text:list-header>
              <text:p text:style-name="P20"/>
            </text:list-header>
          </text:list>
        </text:list-item>
      </text:list>
      <text:p text:style-name="P5"/>
      <text:p text:style-name="P5"/>
      <text:p text:style-name="P5"/>
      <text:p text:style-name="P5"/>
      <text:p text:style-name="P5">4/14/13</text:p>
      <text:p text:style-name="P5">I've been struggling with the literature review for a while now. That coupled with TA responsibilities and my coursework. Progress is slower than I would've hoped. However, I seem to be getting things organized. I have learned about various decision tree methods employed in document analaysis in previous studies as well as rule-based learning methods. I am still getting organized, but have started getting some of the writing in. I have everything organized already. The most difficult part of the literature review is looking back at the history of OCR as well as all of the work that has been done on document layout analysis over the past 30 some years. <text:s/></text:p>
      <text:p text:style-name="P5"/>
      <text:p text:style-name="P5">4/6/13</text:p>
      <text:p text:style-name="P5">Working on literature review. Organizing the articles I will be writing as well as the high level structure of the entire section. OCR is a very mature area of study... so I have my work cut out for me.</text:p>
      <text:p text:style-name="P5"/>
      <text:p text:style-name="P5">3/14/13</text:p>
      <text:p text:style-name="P5">Finishing the introduction took all day, a lot longer than I had hoped. I still need to write up one more brief section. The bibliography issues have largely been resolved. I found a quick and dirty way to add my own custom settings on the fly. It is still advantageous to use the bibus software, even though it can <text:soft-page-break/>be a real pain in the ass at times. Tomorrow I will finish the introduction, email it to Dr. Abbott, and then spend as much time as I can working on my homework which I have yet to start. There is an exam next week which I am very worried about. I will likely study for it throughout the first half of next week. I was planning to visit my parents, however I am not sure it will work out, given the difficulties I am having getting things done right now.</text:p>
      <text:p text:style-name="P5"/>
      <text:p text:style-name="P5">3/12/13 </text:p>
      <text:p text:style-name="P5">Found where imagemagick is parsing a pdf, by stepping through the code. This may come in handy at some point, but might not. It was too time consuming. Imagemagick has horrible documentation. Anyhow, ImageMagick does have the capacity to give me some important information. Mainly, what is the resolution of the image embedded within the pdf (from which I can figure out the pixels per inch). Anyhow, using the following command on the pdf has proven useful: </text:p>
      <text:p text:style-name="P5"/>
      <text:p text:style-name="P5">identify pdfname -verbose -ping &gt;&gt; info </text:p>
      <text:p text:style-name="P2"/>
      <text:p text:style-name="P2">3/10/13 </text:p>
      <text:list xml:id="list1185123304" text:style-name="L1">
        <text:list-item>
          <text:p text:style-name="P17">If unfinished complete writing up milestones for defending no later than the coming August</text:p>
        </text:list-item>
        <text:list-item>
          <text:p text:style-name="P17">Make progress on feature recognition and review earlier work along with Garrain work</text:p>
        </text:list-item>
      </text:list>
      <text:p text:style-name="P2"/>
      <text:p text:style-name="P2">3/9/13</text:p>
      <text:p text:style-name="P7">Start of spring break. Last week I set up my build environment for my project which involved learning how to utilize GNU Autotools build framework. I also pushed my project onto a git repository and tested that it configures and compiles without any issues on my computer at home. </text:p>
      <text:p text:style-name="P7"/>
      <text:p text:style-name="P7">Today's agenda:</text:p>
      <text:list xml:id="list567863218" text:continue-numbering="true" text:style-name="L1">
        <text:list-item>
          <text:p text:style-name="P17">Merge all previous plans into one plan and GET EVERYTHING ORGANIZED ALREADY!!</text:p>
        </text:list-item>
        <text:list-item>
          <text:p text:style-name="P17">Get milestones written up and rough schedule for defending by this summer finished.</text:p>
          <text:p text:style-name="P17"/>
        </text:list-item>
      </text:list>
      <text:p text:style-name="P2"/>
      <text:p text:style-name="P2">3/5/13</text:p>
      <text:p text:style-name="P7"><text:tab/>Last week I finished the introduction to my thesis. I have since gotten feedback from Dr. Abbott, my father, and my Uncle Jim. I will soon make the recommended modifications. I was unable to complete any thesis work over the past 4 days due to my lack of experience in paper grading (causing it to take much longer than it should have) and my difficulties in the wireless networks course in which I am currently enrolled. <text:s/>With this issues aside for the time being I am working on my thesis. Where I left off last week was in resolving some issues interfacing with Tesseract. It turns out that, in order to reimplement the EquationDetectorBase interface, I will need to use more than what is offered by the Base API provided by Tesseract. I have made some minor modifications in order to bring the equation detector interface out to the Base API. Unfortunately I found that this clutters the namespace of the BaseAPI to the point where nothing which uses it will compile. </text:p>
      <text:p text:style-name="P7"><text:tab/>I am modifying my strategy so that, my project, which I have fondly named “Project Isagoge” will be distributed with a slightly modified version of Tesseract which implements and runs Tesseract using my version of the Equation Detector interface. I will then reimplement my previous work in this new framework</text:p>
      <text:p text:style-name="P2"/>
      <text:p text:style-name="P2">2/27/13</text:p>
      <text:p text:style-name="P7">Finishing introduction to thesis and also testing out Tesseract's table detection. Looking for public domain textbooks I could use for creating a publicly available groundtruth, found “http://archive.org/”</text:p>
      <text:p text:style-name="P7"/>
      <text:p text:style-name="P2"><text:soft-page-break/>2/24/13</text:p>
      <text:p text:style-name="P7">Doubled the length of the introduction</text:p>
      <text:p text:style-name="P2"/>
      <text:p text:style-name="P2">2/19/13 </text:p>
      <text:p text:style-name="P7">Spent too much time customizing emacs which involved playing around with emacs lisp. Found a c++ unit test framework called CUTE, which I plan on trying out for creating unit tests on my and tesseract's equation detectors, then comparing the results.</text:p>
      <text:p text:style-name="P2"/>
      <text:p text:style-name="P2">2/18/13</text:p>
      <text:p text:style-name="P7">Worked on introduction</text:p>
      <text:p text:style-name="P7"/>
      <text:p text:style-name="P2">2/17/13</text:p>
      <text:p text:style-name="P7">Worked on introduction</text:p>
      <text:p text:style-name="P2"/>
      <text:p text:style-name="P2">2/16/13</text:p>
      <text:p text:style-name="P7">Today (7:30 am – noon) I found an open office thesis template which I intend to use (citing author of course). I also found inspiration from a thesis-writing guideline from Yale. I started to think through how I want to organize my thesis and each individual section. I wrote up a outline for all of the sections of my thesis and sent it to Dr. Abbott. Added a quote from Kurzweil. Came up with the title for the first section of the introduction.</text:p>
      <text:p text:style-name="P2"/>
      <text:p text:style-name="P2">2/13/13</text:p>
      <text:p text:style-name="P7">run-time polymorphism to test my detector against tesseract's?</text:p>
      <text:p text:style-name="P7">Need to re-implement my trainer and detector using the tess api.</text:p>
      <text:p text:style-name="P7">Today I'm writing up a background section for my thesis.</text:p>
      <text:p text:style-name="P2"/>
      <text:p text:style-name="P2">2/10/13</text:p>
      <text:p text:style-name="P7">Look over tesseract results. Start reviewing previous work to bring everything together. </text:p>
      <text:p text:style-name="P7">If have extra time, study the satellite pass of the tesseract detection process. Have a disastrous date, become miserable, and not do anything for the next 3 days.</text:p>
      <text:p text:style-name="P4">Looked over the results and found there is much room for improvement. Emailed Dr. Abbott about this.</text:p>
      <text:p text:style-name="P2"/>
      <text:p text:style-name="P2">2/6/13 – 2/9/13 </text:p>
      <text:p text:style-name="P7">Agenda: Experiment with debug paramters. </text:p>
      <text:p text:style-name="P7">Find some test images, just a few for now. Will worry about getting more data later. Now it's more about getting a feel for how well Tesseract works and setting up the test environment. I </text:p>
      <text:p text:style-name="P7">Succeeded in setting up and running a test environment with tesseract's equation detection on 2/9/13</text:p>
      <text:p text:style-name="P2"/>
      <text:p text:style-name="P2">1/31/13 – 2/3/13</text:p>
      <text:p text:style-name="P7">refer to tesseract equation detection notes </text:p>
      <text:p text:style-name="P2"/>
      <text:p text:style-name="P2">1/29/13</text:p>
      <text:p text:style-name="P7">Before lunch (12:00):</text:p>
      <text:p text:style-name="P7">Discovered a call being made to the equationdetect base class's RenderSpecialText() function which assigns blobs a color based on whether they are normal, math, italic, etc. Also found a call which outputs an image with the bounding boxes colored accordingly. Discovered BBGrid (bounding box grid) class which allows for fast neighborhood searches of bounding boxes within the image. Learned about C++ template container classes as they are used frequently within Tesseract just as in the STL.</text:p>
      <text:p text:style-name="P2"/>
      <text:p text:style-name="P7"><text:soft-page-break/>textord_debug_images</text:p>
      <text:p text:style-name="P2"/>
      <text:p text:style-name="P2">1/24/13</text:p>
      <text:p text:style-name="P7">Finished setting everything up on lab computer</text:p>
      <text:p text:style-name="P2"/>
      <text:p text:style-name="P2">1/21/13</text:p>
      <text:p text:style-name="P7">The textord function segmentPage appears to be the one that is being called, not autosegment. That is the entry point for the equation detection functionality as far as I can tell. I thought that I was supposed to use the name of the enumarator as the variable to set for changing auto segmentation “PSM_AUTO”, but had to use the number which is 3 instead and this worked. Also <text:s/>its noteworthy that I found on line 237 of pagesegmain.cpp, the have a TODO for adding music detection along with some photo detection it appears. The algorithm is running!! </text:p>
      <text:p text:style-name="P2"/>
      <text:p text:style-name="P2">1/18/13</text:p>
      <text:p text:style-name="P7">Found that the datapath needs to be initialized in order for the equation detector to be constructed. This happens here in TessBaseAPI::FindLines():</text:p>
      <text:p text:style-name="P7"/>
      <text:p text:style-name="P8"><text:span text:style-name="T16">if</text:span><text:span text:style-name="T9"> (</text:span><text:span text:style-name="T14">tesseract_</text:span><text:span text:style-name="T9">-&gt;</text:span><text:span text:style-name="T14">textord_equation_detect</text:span><text:span text:style-name="T9">) {</text:span></text:p>
      <text:p text:style-name="P14"><text:span text:style-name="T9"><text:s text:c="4"/></text:span><text:span text:style-name="T16">if</text:span><text:span text:style-name="T9"> (</text:span><text:span text:style-name="T14">equ_detect_</text:span><text:span text:style-name="T9"> == NULL &amp;&amp; </text:span><text:span text:style-name="T14">datapath_</text:span><text:span text:style-name="T9"> != NULL) {</text:span></text:p>
      <text:p text:style-name="P14"><text:span text:style-name="T9"><text:s text:c="6"/></text:span><text:span text:style-name="T14">equ_detect_</text:span><text:span text:style-name="T9"> = </text:span><text:span text:style-name="T16">new</text:span><text:span text:style-name="T9"> </text:span><text:span text:style-name="T17">EquationDetect</text:span><text:span text:style-name="T9">(</text:span><text:span text:style-name="T14">datapath_</text:span><text:span text:style-name="T9">-&gt;</text:span><text:span text:style-name="T17">string</text:span><text:span text:style-name="T9">(), NULL);</text:span></text:p>
      <text:p text:style-name="P11"><text:s text:c="4"/>}</text:p>
      <text:p text:style-name="P15"><text:span text:style-name="T10"><text:s text:c="4"/></text:span><text:span text:style-name="T15">tesseract_</text:span><text:span text:style-name="T10">-&gt;</text:span><text:span text:style-name="T18">SetEquationDetect</text:span><text:span text:style-name="T10">(</text:span><text:span text:style-name="T15">equ_detect_</text:span><text:span text:style-name="T10">);</text:span></text:p>
      <text:p text:style-name="P12"/>
      <text:p text:style-name="P13">The problem here is that, if datapath_ is null (which it is when I use the InitForAnalysePage() init method) then the detector stays null even as it is being set. Inevitably there will be a segmentation fault. This suggests that the equation detector somehow must require a different initialization which ensures that the datapath_ is provided.</text:p>
      <text:p text:style-name="P13"/>
      <text:p text:style-name="P13">The equationdetector constuctor actually initializes its own version of tesseract.. The question is. Where are the equation detection functions being called from??? This is from colfind.cpp, which is part of the text ordering module. Specifically it happens in the FindBlocks method. The entry point is made through an interface called EquationDetectBase. This means that I could easily try plugging my own equation detection methodologies into Tesseract through that.</text:p>
      <text:p text:style-name="P10"/>
      <text:p text:style-name="P2">1/17/13</text:p>
      <text:p text:style-name="P7">Today it snowed a great deal outside (about a foot so far), and I felt very unfocused for the 2.5 hours I was working.. The problem I was immediately faced with was that of figuring out how to provide a test image to Tesseract. The easiest way to do this I found was by calling SetImage from the api and providing a Leptonica image object (PIX) as the argument. This of course entails first reading the image with Leptonica. I included the headers and library files for Leptonica. I also included the source so that I could easily navigate [*see side note below *]. I got very side tracked with a rather silly issue, but unfortunately it took up a significant portion of my time. In order to read the image into Leptonica, I called pixRead and provided the file name. Unfortunately, leptonica was unable to read the file. I looked into the source to see what the issue was. Essentially this whole procedure confused me more than it helped. Eventually I realized that the C “fopen” method was what was failing. I tried using it from my c++ file and it failed as well. The problem was simply that the file was not where it should have been. I was assuming that Eclipse expected it to be in the same directory as the executable. Unfortunately, Eclipse expected it to be in the same directory as the source. I moved it there and all was well. And here I am with more than an hour wasted. <text:line-break/><text:line-break/><text:soft-page-break/>To prevent this in the future I will not be too eager to jump into source code to debug an issue. Having access is important, but before jumping into it I need to try some very basic troubleshooting. If I had done that this time I could have saved a lot of time!!!!!!!<text:line-break/><text:line-break/>[*side note*]The problem with linking the source is that eclipse will assume that I want to compile all of the source. This obviously is unnecessary in that the libraries are already precompiled and only need to be linked to my computer from /usr/local/lib. Tomorrow I would like to start out by looking to see if anyone else has run into this issue and if not posting it to a forum. It would save me a lot of time and heart-ache if I could just simply tell Eclipse's indexer where the source code is without involving the compiler. </text:p>
      <text:p text:style-name="P2"/>
      <text:p text:style-name="P2">1/16/13</text:p>
      <text:p text:style-name="P7">Today I had some success using gdb in eclipse for the first time. It seems to be working better in Juno. Tomorrow I will spend much more time and hopefully become much nearer to finishing the equation detection test I am hoping to run on Tesseract's software. I have come a long way in terms of understanding how to use the software. It is essential that I get back to the grindstone in terms of working on my own contribution.</text:p>
      <text:p text:style-name="P2">1/15/13</text:p>
      <text:p text:style-name="P7">No need to call the EquationDetector constructor from within a derived class of TessBaseAPI. Actually doing this would probably cause bugs to arise since the constructor is already called during page layout analysis if a flag is turned on. Just need to simply turn on the flag and then run the layout analysis using the corresponding TessBaseAPI function (PageLayoutAnalysis() I believe). Successfully compiled and built a program which does this and returns a PageIterator. More work to be done tomorrow. </text:p>
      <text:p text:style-name="P2"/>
      <text:p text:style-name="P2">1/14/13</text:p>
      <text:p text:style-name="P5"><text:span text:style-name="T13">Equation detection initiated (not really initiated but specified to run or not) in FindLines method of TessBaseAPI at line 1677. </text:span><text:span text:style-name="T15">tesseract_</text:span><text:span text:style-name="T10">-&gt;</text:span><text:span text:style-name="T15">textord_equation_detect </text:span><text:span text:style-name="T11">must be set to true. To do this </text:span><text:span text:style-name="T11">use TessBaseAPI's SetVariable method. </text:span></text:p>
      <text:p text:style-name="P2"/>
      <text:p text:style-name="P2">11/20/12</text:p>
      <text:p text:style-name="P5">Now that I have finished reading the main patent for Tesseract, I feel a lot more confident in my knowledge of the software. Today I am getting back into studying the source code. Last I had done this was back in April. I'll copy what I did back then here so that I can continue where I left off.</text:p>
      <text:p text:style-name="P5">Goals: </text:p>
      <text:list xml:id="list1620509855" text:style-name="L2">
        <text:list-item>
          <text:p text:style-name="P19">Re-read/re-organize log. Cut/copy/paste where needed. Find all good ideas and aggregate them up here so I don't have to keep searching high and low to find them. I need all ideas to be organized and at my disposal so I can move forward with this.</text:p>
        </text:list-item>
        <text:list-item>
          <text:p text:style-name="P19">Study source code. Test math detection module that is within it. Get accustomed to the code. Learn my way around.</text:p>
        </text:list-item>
      </text:list>
      <text:p text:style-name="P3"/>
      <text:p text:style-name="P5">Log Summary</text:p>
      <text:p text:style-name="P5"><text:tab/>To get back up to speed, back in March 2012, I noticed that special characters detected by Tesseract like © were being lost by the math detection methods I was using at the time. The methods I was using involved dumping Tesseract results to a file and then reading them back into a separate program which I had written. Although the results looked fine within the text file, they would become corrupted when I read them into a new program. I realized then that it would be best to utilize Tesseract's framework directly rather than treating it entirely as a black box. The reasoning behind this decision is as follows: Firstly, Tesseract is a popular open source project and if I were to contribute to its success that would bode well for me. Secondly, if I can harness the power of the software for my <text:soft-page-break/>benefit then I will surely get much better results than otherwise. And last but not least, the experience that I gain from such a large scale project will look great on a resume and will most certainly prove invaluable for me in the future. Of course the biggest reason of all is that it is what I want to do, and I enjoy my work for this initiative even though my hardships may often go unnoticed. It's the principle of the matter really. Here are the most important ideas in the log so far:</text:p>
      <text:p text:style-name="P5"/>
      <text:p text:style-name="P1">10/16/12</text:p>
      <text:p text:style-name="Standard">starting back on notes</text:p>
      <text:p text:style-name="Standard"/>
      <text:p text:style-name="P1">10/15/12 </text:p>
      <text:p text:style-name="Standard">Today, I got held up by some unforeseen circumstances. Tomorrow I plan to:</text:p>
      <text:list xml:id="list330174174" text:style-name="L3">
        <text:list-item>
          <text:p text:style-name="P21">Finish reading and taking notes on Ray Smith's patent</text:p>
        </text:list-item>
        <text:list-item>
          <text:p text:style-name="P21">re-read this log, refresher on tesseract terms that were written down.</text:p>
        </text:list-item>
        <text:list-item>
          <text:p text:style-name="P21">find math detection module, and see if it succeeds in detecting any math with print out statements, or reconfigure tesseract for debugging</text:p>
        </text:list-item>
        <text:list-item>
          <text:p text:style-name="P21">work on background for thesis</text:p>
        </text:list-item>
      </text:list>
      <text:p text:style-name="Standard"/>
      <text:p text:style-name="P1">10/14/12</text:p>
      <text:p text:style-name="Standard"><text:tab/>Today I finished organizing where I want all of my directories. I confirmed the version 3.02 of Tesseract (the most up to date) does (as stated in the changelog) have much better support for layout recognition, especially for paragraphs. I would be interested to test it out on more complicated documents, but this could be left for thesis filler material perhaps. I then installed Eclipse through my new operating system (feora f17)'s rpm based packaging client (yum). This is the newest version of Eclipse called Juno. It seems to be working very well. I have it set up so that I can step through the code just as I could in my previous setup. However now I am using a virtual machine on my newer hp laptop which has 4 gigs of ram and 2 processors. Not to mention this computer is in much better shape than my old one. This was about as far as I was able to get today, unfortunately. I am working morning shifts in fast food in order to pay my bills now. It is an empowering feeling even though I would love a better job. All in due time. It is good to be back. It is unfortunate that it took me six months to get back to my thesis, but it is better late than never. I'll be back tomorrow, hopefully no later than around 3 pm. There is some really good material in here I need to review.</text:p>
      <text:p text:style-name="Standard"/>
      <text:p text:style-name="Standard">Goals for tomorrow:</text:p>
      <text:p text:style-name="Standard">- read ray smith's patent</text:p>
      <text:p text:style-name="Standard">- re-read this log, refresher on tesseract terms that were written down.</text:p>
      <text:p text:style-name="Standard">- find math detection module, and see if it succeeds in detecting any math with print out statements, or reconfigure tesseract for debugging</text:p>
      <text:p text:style-name="Standard">- work on background for thesis</text:p>
      <text:p text:style-name="Standard"/>
      <text:p text:style-name="P1">4/4/12 </text:p>
      <text:list xml:id="list1854965561" text:style-name="L4">
        <text:list-item>
          <text:p text:style-name="P22">I feel dr abbott discouraged the direction I was going in to some extent when we met last week. He feels that I borrow too much from Tesseract. To me it seems a good direction, however, as it would be foolish to reinvent what Tesseract has already optimized and made publicly available. That would be like disregarding a fundamental math equation that his been proven to work with the utmost efficiency. There is just no logical reason to stray away from the work that has already been done and start my own “pseudo” work. If I had to do that I would surely want to just give up, as there is no purpose. Its not like anyone is paying me to do this anyway. I wanted to contribute something significant and this is the only logical way I can envision doing so. It is <text:soft-page-break/>important to understand what is out there and has already been evaluated. I can then ask the question of why it works so well and go from there to continue pushing boundaries and discovering new paths of enlightenment.</text:p>
        </text:list-item>
        <text:list-item>
          <text:p text:style-name="P22">Motivation for today is to gain better understanding of Tesseract’s engine. I’ll look through the code and take notes. Also looking toward the patent as a reference as well as the short overview as guidance.</text:p>
        </text:list-item>
      </text:list>
      <text:p text:style-name="Standard"/>
      <text:p text:style-name="Standard">Questions that need to be answered:</text:p>
      <text:list xml:id="list384265259" text:style-name="L5">
        <text:list-item>
          <text:p text:style-name="P23">Would utilization of hadoop cluster/ mahout be beneficial? Why or why not?</text:p>
          <text:list>
            <text:list-item>
              <text:p text:style-name="P24"><text:s/><text:span text:style-name="T13">No, I don't need a cluster for this application. The only way I can envision this being beneficial is if I'm working with a large scale amount of images, and want to run Tesseract in parallel on several different computers so that the job gets done faster. This is beyond the scope of what I am trying to do right now, however something to keep in mind.</text:span></text:p>
            </text:list-item>
          </text:list>
        </text:list-item>
      </text:list>
      <text:p text:style-name="P1"/>
      <text:p text:style-name="P3">Notes on Mahout:</text:p>
      <text:p text:style-name="P6">Mahout Background (this is copied and pasted from the book fyi):</text:p>
      <text:p text:style-name="Standard"><text:tab/>Mahout began life in 2008 as a subproject of Apache's Lucene project, which provides the well-known open-source search engine of the same name. Lucene provides advanced implementations of search, text mining and information retrieval techniques. In the universe of Computer Science, these concepts are adjacent to machine learning techniques like clustering and, to an extent, classification. So, some of the work of the Lucene committers that fell more into these machine learning areas was spun off into its own subproject. Soon after, Mahout absorbed the <text:span text:style-name="Default_20_Paragraph_20_Font"><text:span text:style-name="T1">“Taste”</text:span></text:span> open-source collaborative filtering project.</text:p>
      <text:p text:style-name="Standard"><text:tab/>Much of Mahout’s work has been to not only implement these algorithms conventionally, in an efficient and scalable way, but also to convert some of these algorithms to work at scale on top of Hadoop. Hadoop’s mascot is an elephant, which at last explains the project name!</text:p>
      <text:p text:style-name="Standard"/>
      <text:p text:style-name="P1">3/19/12 - 3/20/12</text:p>
      <text:p text:style-name="Standard">So to review the framework for the application (Tesseract Math Recognition Module which can be enabled or disabled easily):</text:p>
      <text:p text:style-name="Standard">- Need to make my work an addition to tesseract, like an added module similar to the orientation and script detection.</text:p>
      <text:p text:style-name="Standard">- Need to learn tesseract’s code base so I can integrate my work with theirs</text:p>
      <text:p text:style-name="Standard">- Tesseract api things that can be used to my advantage:</text:p>
      <text:list xml:id="list1037342255" text:style-name="L6">
        <text:list-item>
          <text:list>
            <text:list-item>
              <text:p text:style-name="P27">Thresholding</text:p>
            </text:list-item>
            <text:list-item>
              <text:p text:style-name="P27">script and orientation detection</text:p>
            </text:list-item>
            <text:list-item>
              <text:p text:style-name="P27">either wider assortment of characters than what is provided by Qt, or uses a different convention (either way, certain characters are being lost in the translation from tesseract's format to that of Qstring)</text:p>
            </text:list-item>
            <text:list-item>
              <text:p text:style-name="P27">Has function for getting the mean confidence of the page already in the api....</text:p>
            </text:list-item>
          </text:list>
        </text:list-item>
      </text:list>
      <text:p text:style-name="Standard"/>
      <text:p text:style-name="P1">3/15/12</text:p>
      <text:p text:style-name="Standard">didn't get much done today. Got held up by the fact that my acrobat reader trial ended. Went ahead and bought it for $119. Only software I could find that can easily and reliably convert pdf to png with a chosen resolution. Afterwards I installed the new tesseract had issues because the newer version of leptonica is required. Had to get rid of the old one before installing the new one. Then the new tesseract worked. I wondered if it would take pdf files, and found that it did not unfortunately. The new tesseract is worth switching to because it has added features in the api amongh other things I will need to research further and summarize for my thesis. Getting excited about learning more on tesseract. Of <text:soft-page-break/>especial excitement is learning how to train the classifier to handle math equations. By all means this should be do-able but may take a bit of digging and hacking. Should be a fun exeperience overall however.</text:p>
      <text:p text:style-name="P1"/>
      <text:p text:style-name="P1">3/12/12</text:p>
      <text:list xml:id="list533688599" text:style-name="L4">
        <text:list-item>
          <text:p text:style-name="P22">2:10 reviewing</text:p>
        </text:list-item>
        <text:list-item>
          <text:p text:style-name="P22">2:31 reading up on document classification techniques (techniques that use vector space model)</text:p>
          <text:p text:style-name="P22"/>
        </text:list-item>
      </text:list>
      <text:p text:style-name="P1">3/9/12</text:p>
      <text:list xml:id="list1629372606" text:style-name="L7">
        <text:list-item>
          <text:p text:style-name="P28">Reviewing what I've done this week, where I set my goals. “realize that integrating all of my existing code with tesseract's api is no easy task. It does need to be done however. I will of course need to pull all of my work into one executable eventually if I want to have a finished product (which of course I do!!!). I need a framework wherein it is easy to separate out the different modules and test each individually. Focus is now on rooting out my current framework. Focus will be on higher modularity. More unit testing. Although classifier is to be trained on the entire dataset, it should be tested on individual files for demonstration.”</text:p>
        </text:list-item>
        <text:list-item>
          <text:p text:style-name="P28">since yesterday I had been trying to test some of the Mahout code examples using the intellij idea ide but there are some errors. Investigating this but don't plan on spending more than a half hour on it....</text:p>
        </text:list-item>
        <text:list-item>
          <text:p text:style-name="P28">haven't made progress. Will try one last time to get some examples in mahout running</text:p>
        </text:list-item>
        <text:list-item>
          <text:p text:style-name="P28">ran “mvn install” on the mahout core/ directory and its doing all these tests for some reason.</text:p>
        </text:list-item>
        <text:list-item>
          <text:p text:style-name="P28">had compile issues but switched from</text:p>
        </text:list-item>
        <text:list-item>
          <text:p text:style-name="P28"><text:s/>had compile issues with mahout in intellij idea, but switched from 1.7 jdk to 1.6 jdk and it compiled successfully</text:p>
        </text:list-item>
        <text:list-item>
          <text:p text:style-name="P29">maybe I could weight math discovery likelihood by some measure of the likelihood that the entire document consists of math. Determining the likelihood that a document is math oriented can involve tf-idf (term frequency-inverse document frequency) or other techniques</text:p>
        </text:list-item>
        <text:list-item>
          <text:p text:style-name="P28">left on page 164 in mahout book</text:p>
        </text:list-item>
      </text:list>
      <text:p text:style-name="Standard"/>
      <text:p text:style-name="P1">3/8/12</text:p>
      <text:list xml:id="list339251268" text:continue-numbering="true" text:style-name="L7">
        <text:list-item>
          <text:p text:style-name="P28"><text:s/>Reading up on Mahout, think I'll finish reading the textbook I bought, the knowledge should be practical and helpful.</text:p>
        </text:list-item>
        <text:list-item>
          <text:p text:style-name="P28"><text:s/>Reading Mahout's clustering techniques starting on page 90 in the book</text:p>
        </text:list-item>
        <text:list-item>
          <text:p text:style-name="P28"><text:s/>Tried installing mahout on my computer using maven in eclipse to see what its like and how it could possibly be used for my application and for other practical purposes. Has been really slow. Got some errors that I am looking into. Dont want to spend too much time on this but I do think it is important to look into it to get a broader perspective on machine learning and I can have more to draw from when I get back to wrting my thesis.</text:p>
        </text:list-item>
        <text:list-item>
          <text:p text:style-name="P28"><text:s/>reading about distance measures used for clustering in the mahout book. The idea occurred to me: I will need a good way to display my feature data <text:span text:style-name="T12">(gnuplot!!!)</text:span>, I had tried this before. It is difficult because of how many dimensions there are. It would be awesome if there was some software I could use to display 3D features.</text:p>
        </text:list-item>
        <text:list-item>
          <text:p text:style-name="P28"><text:s/>finally was able to get the right version</text:p>
        </text:list-item>
        <text:list-item>
          <text:p text:style-name="P28"><text:s/>Intellij idea was freezing up my computer when I imported the Mahout project because of a setting that needed to be modified. I restarted my computer, modified the setting, and it works great now. Haven't been able to run any of the examples yet but I can see them. There are some compilation errors in the few examples I've seen but I wonder if that is because I have not installed hadoop. I know I won't need hadoop for my purposes but I am interested in its use in industry.</text:p>
        </text:list-item>
      </text:list>
      <text:p text:style-name="Standard"/>
      <text:p text:style-name="P1"><text:soft-page-break/>3/7/12</text:p>
      <text:list xml:id="list1596454062" text:style-name="L8">
        <text:list-item>
          <text:p text:style-name="P30">Goal 1: Figure out how Tesseract is able to comprehend the character ©, do some debugging. This will be easier now that I am using eclipse</text:p>
          <text:list>
            <text:list-item>
              <text:p text:style-name="P30">Figured out how to provide command line arguments while debugging in eclipse, however eventually found that trying to step through Tesseract is a lost cause in eclipse or gdb since anything outside of the main file wouldn't work (<text:span text:style-name="Default_20_Paragraph_20_Font"><text:span text:style-name="T1">could I do this in another ide?</text:span></text:span>)</text:p>
            </text:list-item>
            <text:list-item>
              <text:p text:style-name="P30">Without having breakpoints, the advantages of using eclipse over grep are minimal, but I will use it anyway at this point....</text:p>
            </text:list-item>
            <text:list-item>
              <text:p text:style-name="P30">It is actually a lot easier to navigate now by simply clicking on things and opening their declaration... (as opposed to typing grep and searching through tons of text until I find what i'm looking for...) and not to mention the variable highlighting is extremely helpful for code comprehension, and the call hierarchy is amazing!!!!... thus, it was worth it to switch to eclipse, glad I made the decision and took the extra time!!</text:p>
            </text:list-item>
            <text:list-item>
              <text:p text:style-name="P30">Tesseract classify class was also done by Samuel Charron... seems to have some font classification capabilities!</text:p>
            </text:list-item>
            <text:list-item>
              <text:p text:style-name="P30">Looking into osdetect.h (orientation and script detection)</text:p>
            </text:list-item>
            <text:list-item>
              <text:p text:style-name="P30">Having issues where gdb won't set breakpoints from anywhere except the main file either...</text:p>
            </text:list-item>
            <text:list-item>
              <text:p text:style-name="P30">Decided to not do anything involving breakpoints anymore... just a futile effort. Tesseract was clearly not made with that in mind. I can set my own debug statemetns however to see if the script detection functionality is being used in any way shape or form.</text:p>
            </text:list-item>
            <text:list-item>
              <text:p text:style-name="P30">using a combination of grep and that which is available from eclipse is beneficial. Still trying to determine for sure whether or not any of the script detection is actually put to use by tesseract</text:p>
            </text:list-item>
            <text:list-item>
              <text:p text:style-name="P30">didn't need to use grep, found it using eclipse in the baseapi.cpp: <text:span text:style-name="Default_20_Paragraph_20_Font"><text:span text:style-name="T2">// Estimates the Orientation And Script of the image.</text:span></text:span></text:p>
              <text:p text:style-name="P31">// Returns true if the image was processed successfully.</text:p>
              <text:p text:style-name="P30"><text:span text:style-name="Default_20_Paragraph_20_Font"><text:span text:style-name="T3">bool</text:span></text:span><text:span text:style-name="Default_20_Paragraph_20_Font"><text:span text:style-name="T4"> </text:span></text:span><text:span text:style-name="Default_20_Paragraph_20_Font"><text:span text:style-name="T5">TessBaseAPI::DetectOS</text:span></text:span><text:span text:style-name="Default_20_Paragraph_20_Font"><text:span text:style-name="T6">(</text:span></text:span><text:span text:style-name="Default_20_Paragraph_20_Font"><text:span text:style-name="T7">OSResults</text:span></text:span><text:span text:style-name="Default_20_Paragraph_20_Font"><text:span text:style-name="T6">*</text:span></text:span><text:span text:style-name="Default_20_Paragraph_20_Font"><text:span text:style-name="T4"> </text:span></text:span><text:span text:style-name="Default_20_Paragraph_20_Font"><text:span text:style-name="T8">osr</text:span></text:span><text:span text:style-name="Default_20_Paragraph_20_Font"><text:span text:style-name="T6">)</text:span></text:span><text:span text:style-name="Default_20_Paragraph_20_Font"><text:span text:style-name="T4"> </text:span></text:span><text:span text:style-name="Default_20_Paragraph_20_Font"><text:span text:style-name="T6">{</text:span></text:span></text:p>
            </text:list-item>
            <text:list-item>
              <text:p text:style-name="P30">Need to ask abbott if its worth it to do an in depth study of tesseract. I think it would be valuable personally because it works so well, I strongly feel that reverse engineering it would take me a long way toward accomplishing my goals, maybe not the funnest experience ever but it will get the job done...</text:p>
            </text:list-item>
            <text:list-item>
              <text:p text:style-name="P30">I am interested in what they are doing as far as thresholding, though its difficult without breakpoints...</text:p>
            </text:list-item>
            <text:list-item>
              <text:p text:style-name="P30">My idea for now is to integrate everything I have directly into Tesseract's codebase. This way I can use their same api and development environment to my advantage.</text:p>
            </text:list-item>
            <text:list-item>
              <text:p text:style-name="P30">met with Dr. Abbott briefly said he wants to meet briefly tomorrow, told him about my plans to integrate my work with Tesseract's api so that I can use their functionality which has script detection and I'm sure many others I may be unaware of currently but should look further into and can write about in my thesis. Had another clif energy bar and am feeling a little better.</text:p>
            </text:list-item>
            <text:list-item>
              <text:p text:style-name="P30">realize in absolute certainty that the functionality for script detection is not being utilized in the distribution of tesseract that I have, even though the functionality is all coded in the api... not using it to my advantage would be pointless...</text:p>
            </text:list-item>
            <text:list-item>
              <text:p text:style-name="P30">realize that integrating all of my existing code with tesseract's api is no easy task. It does need to be done however. I will of course need to pull all of my work into one executable eventually if I want to have a finished product (which of course I do!!!). <text:span text:style-name="Default_20_Paragraph_20_Font"><text:span text:style-name="T1">I need a framework wherein it is easy to separate out the different modules and test each individually.</text:span></text:span></text:p>
            </text:list-item>
            <text:list-item>
              <text:p text:style-name="P30"><text:soft-page-break/>Focus is now on rooting out my current entire framework. Focus will be on higher modularity. More unit testing. Although classifier is to be trained on the entire dataset, it should be tested on the individual files of course.</text:p>
            </text:list-item>
            <text:list-item>
              <text:p text:style-name="P30">For past half hour have been drafting the initial stages for my design. I need to read up and take notes on the possibility of utilizing existing open source infrastructure on my training.</text:p>
            </text:list-item>
          </text:list>
        </text:list-item>
      </text:list>
      <text:p text:style-name="Standard"/>
      <text:p text:style-name="P1">3/6/12</text:p>
      <text:list xml:id="list1978696237" text:style-name="L9">
        <text:list-item>
          <text:p text:style-name="P32">Investigating how tesseract is able to recognize characters such as ©, which are not recognizable by Qt.</text:p>
        </text:list-item>
        <text:list-item>
          <text:p text:style-name="P32">Trying to open tesseract in eclipse for quicker code comprehension, but eclipse is proving to be very slow on my computer. Got it working in helios, and found a nice color theme.</text:p>
        </text:list-item>
      </text:list>
      <text:p text:style-name="Standard"/>
      <text:p text:style-name="P1">3/5/12</text:p>
      <text:p text:style-name="Standard">I have noticed one major problem in my work right now. I switched to using 10 features rather than 6 but I have not changed some of the precomputed thresholds appropriately. Apparently had not thought to do that. The problem that juts out at me right now is that although I get separate features for distance above and distance below each letter, I am still using the average of these as the threshold for both feature calculations. This is clearly wrong and needs to be investigated.</text:p>
      <text:p text:style-name="Standard"/>
      <text:p text:style-name="Standard">Another problem I'm noticing is that while a symbol like © is being recognized and written to the text file by tesseract, when I read it into a Qstring and then re-write it to a new file it is being lost!!</text:p>
      <text:p text:style-name="Standard"><text:s/>The answer to this lies in an internship that was done back in 2008 by <text:s/>Samuel Charron, the source code can be found in dict/dict.h:</text:p>
      <text:p text:style-name="P9">Google</text:p>
      <text:p text:style-name="P16">2008</text:p>
      <text:p text:style-name="P16">6-months internship: Finding Text Orientation, Script and Language with Tesseract</text:p>
      <text:p text:style-name="P16">To be able to process documents correctly, an OCR must use language-specific files on a well-oriented image (0 / 90 / 180 / 270). The internship objective was the development of a tool to detect orientation, script and language on an image. This tool had the constraint to be extensible, i.e. one can add any script or language to the training data and the accuracy must remain near 100%. The work was accomplished using some of the high level components of Tesseract, an Open-Source OCR, developed by Google, and some clustering and energy-minimization techniques.</text:p>
      <text:p text:style-name="Standard">Apparently tesseract has language and script detection capabilities... must look more into this!!!</text:p>
      <text:p text:style-name="Standard"/>
      <text:p text:style-name="Standard"/>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index-entry-span text:style-name="bibus_5f_index_5f_base">: </text:index-entry-span>
            <text:index-entry-bibliography text:style-name="bibus_5f_index_5f_base" text:bibliography-data-field="publishe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bookle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i" text:bibliography-data-field="title"/>
            <text:index-entry-span text:style-name="bibus_5f_index_5f_base">, </text:index-entry-span>
            <text:index-entry-bibliography text:style-name="bibus_5f_index_5f_base" text:bibliography-data-field="address"/>
          </text:bibliography-entry-template>
          <text:bibliography-entry-template text:bibliography-type="conference"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i" text:bibliography-data-field="address"/>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1"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 </text:index-entry-span>
            <text:index-entry-bibliography text:style-name="bibus_5f_index_5f_base" text:bibliography-data-field="pages"/>
            <text:index-entry-span text:style-name="bibus_5f_index_5f_base">.</text:index-entry-span>
          </text:bibliography-entry-template>
          <text:bibliography-entry-template text:bibliography-type="custom2"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series"/>
            <text:index-entry-span text:style-name="bibus_5f_index_5f_base">. </text:index-entry-span>
            <text:index-entry-bibliography text:style-name="bibus_5f_index_5f_base" text:bibliography-data-field="editor"/>
            <text:index-entry-span text:style-name="bibus_5f_index_5f_base">. Vol. </text:index-entry-span>
            <text:index-entry-bibliography text:style-name="bibus_5f_index_5f_base" text:bibliography-data-field="volum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3"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In </text:index-entry-span>
            <text:index-entry-bibliography text:style-name="bibus_5f_index_5f_basei" text:bibliography-data-field="book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custom4"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publisher"/>
            <text:index-entry-span text:style-name="bibus_5f_index_5f_base">.</text:index-entry-span>
          </text:bibliography-entry-template>
          <text:bibliography-entry-template text:bibliography-type="custom5"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emai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book"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collection"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 </text:index-entry-span>
            <text:index-entry-bibliography text:style-name="bibus_5f_index_5f_base" text:bibliography-data-field="school"/>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in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editor"/>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journ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manual"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 </text:index-entry-span>
            <text:index-entry-bibliography text:style-name="bibus_5f_index_5f_base" text:bibliography-data-field="title"/>
            <text:index-entry-span text:style-name="bibus_5f_index_5f_base">.</text:index-entry-span>
          </text:bibliography-entry-template>
          <text:bibliography-entry-template text:bibliography-type="masters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url"/>
            <text:index-entry-span text:style-name="bibus_5f_index_5f_base">.</text:index-entry-span>
          </text:bibliography-entry-template>
          <text:bibliography-entry-template text:bibliography-type="misc"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title"/>
            <text:index-entry-span text:style-name="bibus_5f_index_5f_base">. </text:index-entry-span>
            <text:index-entry-bibliography text:style-name="bibus_5f_index_5f_base" text:bibliography-data-field="url"/>
            <text:index-entry-span text:style-name="bibus_5f_index_5f_base">.</text:index-entry-span>
          </text:bibliography-entry-template>
          <text:bibliography-entry-template text:bibliography-type="phdthesi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proceedings"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techreport"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unpublished"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entry-template text:bibliography-type="www" text:style-name="Bibliography_20_1">
            <text:index-entry-span text:style-name="bibus_5f_index_5f_base">[</text:index-entry-span>
            <text:index-entry-bibliography text:style-name="bibus_5f_index_5f_base" text:bibliography-data-field="identifier"/>
            <text:index-entry-span text:style-name="bibus_5f_index_5f_base">]</text:index-entry-span>
            <text:index-entry-tab-stop style:type="left" style:position="0.3937in" style:leader-char=" "/>
            <text:index-entry-bibliography text:style-name="bibus_5f_index_5f_base" text:bibliography-data-field="author"/>
            <text:index-entry-span text:style-name="bibus_5f_index_5f_basei">, </text:index-entry-span>
            <text:index-entry-bibliography text:style-name="bibus_5f_index_5f_basei" text:bibliography-data-field="title"/>
            <text:index-entry-span text:style-name="bibus_5f_index_5f_base">, vol. </text:index-entry-span>
            <text:index-entry-bibliography text:style-name="bibus_5f_index_5f_base" text:bibliography-data-field="volume"/>
            <text:index-entry-span text:style-name="bibus_5f_index_5f_base">, no. </text:index-entry-span>
            <text:index-entry-bibliography text:style-name="bibus_5f_index_5f_base" text:bibliography-data-field="number"/>
            <text:index-entry-span text:style-name="bibus_5f_index_5f_base">, </text:index-entry-span>
            <text:index-entry-bibliography text:style-name="bibus_5f_index_5f_base" text:bibliography-data-field="pages"/>
            <text:index-entry-span text:style-name="bibus_5f_index_5f_base">, </text:index-entry-span>
            <text:index-entry-bibliography text:style-name="bibus_5f_index_5f_base" text:bibliography-data-field="month"/>
            <text:index-entry-span text:style-name="bibus_5f_index_5f_base">. </text:index-entry-span>
            <text:index-entry-bibliography text:style-name="bibus_5f_index_5f_base" text:bibliography-data-field="year"/>
            <text:index-entry-span text:style-name="bibus_5f_index_5f_base">.</text:index-entry-span>
          </text:bibliography-entry-template>
        </text:bibliography-source>
        <text:index-body>
          <text:index-title text:style-name="Sect1" text:name="Bibliography1_Head">
            <text:p text:style-name="Bibliography_20_Heading">Bibliography</text:p>
          </text:index-title>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Monospace1" svg:font-family="Monospace" style:font-family-generic="system"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hyphenation-ladder-count="no-limit"/>
      <style:text-properties style:font-name="Times New Roman"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List_20_Paragraph" style:display-name="List Paragraph" style:family="paragraph" style:parent-style-name="Normal">
      <style:paragraph-properties fo:margin-left="0.5in" fo:margin-right="0in" fo:margin-top="0in" fo:margin-bottom="0in" fo:hyphenation-ladder-count="no-limit" fo:text-indent="0in" style:auto-text-indent="false">
        <style:tab-stops/>
      </style:paragraph-properties>
      <style:text-properties fo:hyphenate="false"/>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Times New Roman" style:font-name-asian="DejaVu Sans" style:font-name-complex="Times New Roman"/>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Numbering_20_Symbols" style:display-name="Numbering Symbols" style:family="text"/>
    <style:style style:name="bibus_5f_cit_5f_base" style:display-name="bibus_cit_base" style:family="text">
      <style:text-properties style:text-position="0% 100%"/>
    </style:style>
    <style:style style:name="bibus_5f_index_5f_base" style:display-name="bibus_index_base" style:family="text">
      <style:text-properties style:text-position="0% 100%"/>
    </style:style>
    <style:style style:name="bibus_5f_index_5f_basei" style:display-name="bibus_index_basei" style:family="text" style:parent-style-name="bibus_5f_index_5f_base">
      <style:text-properties style:text-position="0% 100%" fo:font-style="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en" fo:country="US">
      <text:sort-key text:key="identifier" text:sort-ascending="true"/>
    </text:bibliography-configuration>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jake </meta:initial-creator>
    <dc:creator>Jake Bruce</dc:creator>
    <meta:creation-date>2012-03-05T16:03:00Z</meta:creation-date>
    <dc:date>2013-06-18T22:28:19</dc:date>
    <meta:editing-cycles>694</meta:editing-cycles>
    <meta:editing-duration>P43DT16H16M34S</meta:editing-duration>
    <meta:document-statistic meta:table-count="0" meta:image-count="0" meta:object-count="0" meta:page-count="11" meta:paragraph-count="206" meta:word-count="5770" meta:character-count="33559" meta:non-whitespace-character-count="27934"/>
    <meta:template xlink:type="simple" xlink:actuate="onRequest" xlink:title="" xlink:href="../../../home/jake/Desktop/Dropbox/Life/Thesis/Thesis%20Project%20Log.odt/Normal"/>
  </office:meta>
</office:document-meta>
</file>